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4.524cm"/>
    </style:style>
    <style:style style:name="gr2" style:family="graphic" style:parent-style-name="standard">
      <style:graphic-properties draw:stroke="none" draw:fill="none" fo:min-height="1.5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marker-end="Arrowheads_20_1" draw:textarea-vertical-align="middle"/>
    </style:style>
    <style:style style:name="gr7" style:family="graphic" style:parent-style-name="standard">
      <style:graphic-properties svg:stroke-color="#008000" draw:marker-start="Arrowheads_20_1" draw:textarea-vertical-align="middl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marker-end="Arrowheads_20_1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svg:stroke-color="#008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width="0.3cm" svg:stroke-color="#00008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4cm" fo:min-width="2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5cm" fo:min-width="2.6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2.619cm"/>
    </style:style>
    <style:style style:name="gr19" style:family="graphic" style:parent-style-name="standard">
      <style:graphic-properties draw:stroke="none" svg:stroke-color="#800000" draw:fill="none" draw:fill-color="#ffffff" draw:textarea-horizontal-align="left" draw:auto-grow-height="true" draw:auto-grow-width="false" fo:min-height="0.612cm" fo:min-width="2.619cm"/>
    </style:style>
    <style:style style:name="gr20" style:family="graphic" style:parent-style-name="standard">
      <style:graphic-properties draw:stroke="none" svg:stroke-color="#000000" draw:fill="none" draw:fill-color="#ffffff" fo:min-height="0.439cm"/>
    </style:style>
    <style:style style:name="gr21" style:family="graphic" style:parent-style-name="standard">
      <style:graphic-properties draw:stroke="none" svg:stroke-color="#000000" draw:fill="none" fo:min-height="3.269cm"/>
    </style:style>
    <style:style style:name="gr22" style:family="graphic" style:parent-style-name="standard">
      <style:graphic-properties draw:stroke-dash="Ultrafine_20_Dashed" svg:stroke-color="#000080" draw:marker-end="Arrowheads_20_1" draw:fill="none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02cm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color="#ff0000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color="#ff00ff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996633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6309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color="#5e11a6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00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color="#355e00" fo:font-size="10pt" style:font-size-asian="10pt" style:font-size-complex="10pt"/>
    </style:style>
    <style:style style:name="T4" style:family="text">
      <style:text-properties fo:color="#4c1900" fo:font-size="10pt" style:font-size-asian="10pt" style:font-size-complex="10pt"/>
    </style:style>
    <style:style style:name="T5" style:family="text">
      <style:text-properties fo:color="#ff6309" fo:font-size="10pt" style:font-size-asian="10pt" style:font-size-complex="10pt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355e00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00ff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996633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6309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5e11a6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4a4a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4a4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1cm" svg:height="4.774cm" svg:x="14.267cm" svg:y="1.412cm">
          <draw:text-box>
            <text:p><text:span text:style-name="T1">0000008c &lt;function&gt;:</text:span></text:p>
            <text:p><text:span text:style-name="T2">int function(int x){</text:span></text:p>
            <text:p><text:span text:style-name="T1"><text:tab/></text:span><text:span text:style-name="T1"> <text:s/></text:span><text:span text:style-name="T1"><text:tab/></text:span><text:span text:style-name="T1"> <text:s/></text:span><text:span text:style-name="T3">8c:</text:span><text:span text:style-name="T1"><text:tab/></text:span><text:span text:style-name="T1">37 9c ff f8 </text:span><text:span text:style-name="T1"><text:tab/></text:span><text:span text:style-name="T1">addi sp,sp,-8</text:span></text:p>
            <text:p><text:span text:style-name="T1"><text:tab/></text:span><text:span text:style-name="T4"><text:tab/></text:span><text:span text:style-name="T4"> <text:s/></text:span><text:span text:style-name="T4">90:</text:span><text:span text:style-name="T4"><text:tab/></text:span><text:span text:style-name="T4">5b 9d 00 04 </text:span><text:span text:style-name="T4"><text:tab/></text:span><text:span text:style-name="T4">sw (sp+4),ra</text:span></text:p>
            <text:p><text:span text:style-name="T4"><text:tab/></text:span><text:span text:style-name="T4"><text:tab/></text:span><text:span text:style-name="T4"> <text:s/></text:span><text:span text:style-name="T4">94:</text:span><text:span text:style-name="T4"><text:tab/></text:span><text:span text:style-name="T4">5b 81 00 08 </text:span><text:span text:style-name="T4"><text:tab/></text:span><text:span text:style-name="T4">sw (sp+8),r1</text:span></text:p>
            <text:p><text:span text:style-name="T2"><text:s text:c="2"/></text:span><text:span text:style-name="T2">return x;</text:span></text:p>
            <text:p><text:span text:style-name="T1"><text:tab/></text:span><text:span text:style-name="T1"><text:tab/></text:span><text:span text:style-name="T1"> <text:s/></text:span><text:span text:style-name="T1">98:</text:span><text:span text:style-name="T1"><text:tab/></text:span><text:span text:style-name="T1">2b 81 00 08 </text:span><text:span text:style-name="T1"><text:tab/></text:span><text:span text:style-name="T1">lw r1,(sp+8)</text:span></text:p>
            <text:p><text:span text:style-name="T1"><text:tab/></text:span><text:span text:style-name="T1"><text:tab/></text:span><text:span text:style-name="T1"> <text:s/></text:span><text:span text:style-name="T1">9c:</text:span><text:span text:style-name="T1"><text:tab/></text:span><text:span text:style-name="T1">2b 9d 00 04 </text:span><text:span text:style-name="T1"><text:tab/></text:span><text:span text:style-name="T1">lw ra,(sp+4)</text:span></text:p>
            <text:p><text:span text:style-name="T1"/></text:p>
            <text:p><text:span text:style-name="T1"><text:tab/></text:span><text:span text:style-name="T1"><text:tab/></text:span><text:span text:style-name="T1"> <text:s/></text:span><text:span text:style-name="T1">a0:</text:span><text:span text:style-name="T1"><text:tab/></text:span><text:span text:style-name="T1">37 9c 00 08 </text:span><text:span text:style-name="T1"><text:tab/></text:span><text:span text:style-name="T1">addi sp,sp,8</text:span></text:p>
            <text:p><text:span text:style-name="T1"><text:tab/></text:span><text:span text:style-name="T1"><text:tab/></text:span><text:span text:style-name="T1"> <text:s/></text:span><text:span text:style-name="T1">a4:</text:span><text:span text:style-name="T1"><text:tab/></text:span><text:span text:style-name="T1">c3 a0 00 00 </text:span><text:span text:style-name="T1"><text:tab/></text:span><text:span text:style-name="T5">ret</text:span></text:p>
          </draw:text-box>
        </draw:frame>
        <draw:frame draw:style-name="gr2" draw:layer="layout" svg:width="11.572cm" svg:height="2.615cm" svg:x="0.741cm" svg:y="3.453cm">
          <draw:text-box>
            <text:p><text:span text:style-name="T2">result1 = function(0x30);</text:span></text:p>
            <text:p><text:span text:style-name="T1"><text:tab/></text:span><text:span text:style-name="T1"> </text:span><text:span text:style-name="T1"><text:tab/></text:span><text:span text:style-name="T1"><text:tab/></text:span><text:span text:style-name="T6">308:</text:span><text:span text:style-name="T6"><text:tab/></text:span><text:span text:style-name="T6">34 01 00 30 </text:span><text:span text:style-name="T6"><text:tab/></text:span><text:span text:style-name="T6">mvi r1,48</text:span></text:p>
            <text:p><text:span text:style-name="T6"/></text:p>
            <text:p><text:span text:style-name="T1"><text:tab/></text:span><text:span text:style-name="T1"> </text:span><text:span text:style-name="T1"><text:tab/></text:span><text:span text:style-name="T1"><text:tab/></text:span><text:span text:style-name="T3">30c:</text:span><text:span text:style-name="T3"><text:tab/></text:span><text:span text:style-name="T3">fb ff ff 60 </text:span><text:span text:style-name="T3"><text:tab/></text:span><text:span text:style-name="T3">calli 8c &lt;function&gt;</text:span></text:p>
            <text:p><text:span text:style-name="T1"/></text:p>
            <text:p><text:span text:style-name="T1"><text:tab/></text:span><text:span text:style-name="T1"> </text:span><text:span text:style-name="T1"><text:tab/></text:span><text:span text:style-name="T1"><text:tab/></text:span><text:span text:style-name="T5">310:</text:span><text:span text:style-name="T1"><text:tab/></text:span><text:span text:style-name="T1">5b 81 00 1c </text:span><text:span text:style-name="T1"><text:tab/></text:span><text:span text:style-name="T1">sw (sp+28),r1</text:span></text:p>
          </draw:text-box>
        </draw:frame>
        <draw:frame draw:style-name="gr3" draw:text-style-name="P2" xml:id="id1" draw:id="id1" draw:layer="layout" svg:width="4.249cm" svg:height="0.645cm" svg:x="7.649cm" svg:y="2.173cm">
          <draw:text-box>
            <text:p><text:span text:style-name="T7">1. Paso de parámetros</text:span></text:p>
          </draw:text-box>
        </draw:frame>
        <draw:custom-shape draw:style-name="gr4" draw:text-style-name="P3" xml:id="id2" draw:id="id2" draw:layer="layout" svg:width="5.513cm" svg:height="0.469cm" svg:x="4.734cm" svg:y="3.856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773cm" svg:y1="2.818cm" svg:x2="7.49cm" svg:y2="3.856cm" draw:start-shape="id1" draw:start-glue-point="2" draw:end-shape="id2" draw:end-glue-point="0" svg:d="m9773 2818v518h-2283v520">
          <text:p/>
        </draw:connector>
        <draw:custom-shape draw:style-name="gr4" draw:text-style-name="P3" xml:id="id3" draw:id="id3" draw:layer="layout" svg:width="6.728cm" svg:height="0.469cm" svg:x="4.733cm" svg:y="4.677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4" draw:id="id4" draw:layer="layout" svg:width="4.003cm" svg:height="0.645cm" svg:x="10.964cm" svg:y="5.424cm">
          <draw:text-box>
            <text:p><text:span text:style-name="T8">2. Llamado a función</text:span></text:p>
          </draw:text-box>
        </draw:frame>
        <draw:connector draw:style-name="gr6" draw:text-style-name="P3" draw:layer="layout" svg:x1="11.461cm" svg:y1="4.911cm" svg:x2="12.965cm" svg:y2="5.424cm" draw:start-shape="id3" draw:start-glue-point="1" draw:end-shape="id4" draw:end-glue-point="0" svg:d="m11461 4911h1504v513">
          <text:p/>
        </draw:connector>
        <draw:custom-shape draw:style-name="gr4" draw:text-style-name="P3" xml:id="id5" draw:id="id5" draw:layer="layout" svg:width="0.806cm" svg:height="0.469cm" svg:x="17.058cm" svg:y="2.25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7.058cm" svg:y1="2.488cm" svg:x2="14.967cm" svg:y2="5.746cm" draw:start-shape="id5" draw:start-glue-point="3" draw:end-shape="id4" svg:d="m17058 2488h-1046v3258h-1045">
          <text:p/>
        </draw:connector>
        <draw:custom-shape draw:style-name="gr4" draw:text-style-name="P3" xml:id="id7" draw:id="id7" draw:layer="layout" svg:width="6.728cm" svg:height="0.836cm" svg:x="16.542cm" svg:y="2.7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6" draw:id="id6" draw:layer="layout" svg:width="4.841cm" svg:height="1.039cm" svg:x="23.633cm" svg:y="1.423cm">
          <draw:text-box>
            <text:p><text:span text:style-name="T9">3. Almacena los registros </text:span></text:p>
            <text:p><text:span text:style-name="T9">que va a utilizar y ra</text:span></text:p>
          </draw:text-box>
        </draw:frame>
        <draw:connector draw:style-name="gr8" draw:text-style-name="P3" draw:layer="layout" svg:x1="26.053cm" svg:y1="2.462cm" svg:x2="23.27cm" svg:y2="3.121cm" draw:start-shape="id6" draw:start-glue-point="2" draw:end-shape="id7" draw:end-glue-point="1" svg:d="m26053 2462v659h-2783">
          <text:p/>
        </draw:connector>
        <draw:custom-shape draw:style-name="gr4" draw:text-style-name="P3" xml:id="id9" draw:id="id9" draw:layer="layout" svg:width="6.728cm" svg:height="0.836cm" svg:x="16.541cm" svg:y="3.846cm">
          <text:p/>
          <draw:enhanced-geometry svg:viewBox="0 0 21600 21600" draw:type="rectangle" draw:enhanced-path="M 0 0 L 21600 0 21600 21600 0 21600 0 0 Z N"/>
        </draw:custom-shape>
        <draw:frame draw:style-name="gr3" draw:text-style-name="P6" xml:id="id8" draw:id="id8" draw:layer="layout" svg:width="4.833cm" svg:height="1.039cm" svg:x="23.634cm" svg:y="3.724cm">
          <draw:text-box>
            <text:p><text:span text:style-name="T10">4. Restaura el valor de los</text:span></text:p>
            <text:p><text:span text:style-name="T10">registros utilizados</text:span></text:p>
          </draw:text-box>
        </draw:frame>
        <draw:connector draw:style-name="gr8" draw:text-style-name="P3" draw:layer="layout" svg:x1="23.634cm" svg:y1="4.243cm" svg:x2="23.269cm" svg:y2="4.264cm" draw:start-shape="id8" draw:start-glue-point="3" draw:end-shape="id9" draw:end-glue-point="1" svg:d="m23634 4243h-182v21h-183">
          <text:p/>
        </draw:connector>
        <draw:custom-shape draw:style-name="gr4" draw:text-style-name="P3" draw:layer="layout" svg:width="6.728cm" svg:height="0.428cm" svg:x="16.539cm" svg:y="5.488cm">
          <text:p/>
          <draw:enhanced-geometry svg:viewBox="0 0 21600 21600" draw:type="rectangle" draw:enhanced-path="M 0 0 L 21600 0 21600 21600 0 21600 0 0 Z N"/>
        </draw:custom-shape>
        <draw:frame draw:style-name="gr3" draw:text-style-name="P7" xml:id="id11" draw:id="id11" draw:layer="layout" svg:width="6.111cm" svg:height="1.039cm" svg:x="11.78cm" svg:y="6.406cm">
          <draw:text-box>
            <text:p><text:span text:style-name="T11">5. Retorno a la siguiente posición</text:span></text:p>
            <text:p><text:span text:style-name="T11">del llamado</text:span></text:p>
          </draw:text-box>
        </draw:frame>
        <draw:custom-shape draw:style-name="gr9" draw:text-style-name="P3" xml:id="id10" draw:id="id10" draw:layer="layout" svg:width="0.775cm" svg:height="0.428cm" svg:x="20.737cm" svg:y="5.488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21.124cm" svg:y1="5.916cm" svg:x2="17.891cm" svg:y2="6.925cm" draw:start-shape="id10" draw:start-glue-point="2" draw:end-shape="id11" draw:end-glue-point="1" svg:d="m21124 5916v1009h-3233">
          <text:p/>
        </draw:connector>
        <draw:connector draw:style-name="gr8" draw:text-style-name="P3" draw:layer="layout" svg:x1="11.78cm" svg:y1="6.925cm" svg:x2="5.123cm" svg:y2="5.915cm" draw:start-shape="id11" draw:start-glue-point="3" draw:end-shape="id12" draw:end-glue-point="2" svg:d="m11780 6925h-6657v-1010">
          <text:p/>
        </draw:connector>
        <draw:custom-shape draw:style-name="gr9" draw:text-style-name="P3" xml:id="id12" draw:id="id12" draw:layer="layout" svg:width="0.775cm" svg:height="0.428cm" svg:x="4.736cm" svg:y="5.4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2.346cm" svg:height="0.454cm" svg:x="8.517cm" svg:y="5.547cm">
          <text:p/>
          <draw:enhanced-geometry svg:viewBox="0 0 21600 21600" draw:type="rectangle" draw:enhanced-path="M 0 0 L 21600 0 21600 21600 0 21600 0 0 Z N"/>
        </draw:custom-shape>
        <draw:frame draw:style-name="gr3" draw:text-style-name="P8" xml:id="id13" draw:id="id13" draw:layer="layout" svg:width="8.528cm" svg:height="0.645cm" svg:x="11.694cm" svg:y="7.411cm">
          <draw:text-box>
            <text:p><text:span text:style-name="T12">6. R1 almacena el valor retornado por la función</text:span></text:p>
          </draw:text-box>
        </draw:frame>
        <draw:connector draw:style-name="gr8" draw:text-style-name="P3" draw:layer="layout" svg:x1="11.694cm" svg:y1="7.733cm" svg:x2="9.69cm" svg:y2="6.001cm" draw:start-shape="id13" draw:start-glue-point="3" draw:end-shape="id14" draw:end-glue-point="2" svg:d="m11694 7733h-2004v-1732">
          <text:p/>
        </draw:connector>
        <draw:line draw:style-name="gr10" draw:text-style-name="P3" xml:id="id15" draw:id="id15" draw:layer="layout" svg:x1="0.97cm" svg:y1="12.179cm" svg:x2="4.739cm" svg:y2="12.179cm">
          <text:p/>
        </draw:line>
        <draw:line draw:style-name="gr11" draw:text-style-name="P3" xml:id="id16" draw:id="id16" draw:layer="layout" svg:x1="5.25cm" svg:y1="13.97cm" svg:x2="9.019cm" svg:y2="13.97cm">
          <text:p/>
        </draw:line>
        <draw:connector draw:style-name="gr12" draw:text-style-name="P3" draw:layer="layout" draw:type="curve" svg:x1="4.739cm" svg:y1="12.179cm" svg:x2="5.25cm" svg:y2="13.97cm" draw:start-shape="id15" draw:start-glue-point="1" draw:end-shape="id16" draw:end-glue-point="3" svg:d="m4739 12179c0 1344 511 449 511 1791">
          <text:p/>
        </draw:connector>
        <draw:line draw:style-name="gr13" draw:text-style-name="P3" xml:id="id17" draw:id="id17" draw:layer="layout" svg:x1="8.165cm" svg:y1="15.795cm" svg:x2="11.934cm" svg:y2="15.795cm">
          <text:p/>
        </draw:line>
        <draw:connector draw:style-name="gr14" draw:text-style-name="P3" draw:layer="layout" draw:type="curve" svg:x1="7.134cm" svg:y1="13.97cm" svg:x2="8.165cm" svg:y2="15.795cm" draw:start-shape="id16" draw:start-glue-point="0" draw:end-shape="id17" draw:end-glue-point="3" svg:d="m7134 13970c0 1369 1031 457 1031 1825">
          <text:p/>
        </draw:connector>
        <draw:connector draw:style-name="gr14" draw:text-style-name="P3" draw:layer="layout" draw:type="curve" svg:x1="11.934cm" svg:y1="15.795cm" svg:x2="7.134cm" svg:y2="13.97cm" draw:start-shape="id17" draw:start-glue-point="1" draw:end-shape="id16" draw:end-glue-point="0" svg:d="m11934 15795c0-1368-4800-456-4800-1825">
          <text:p/>
        </draw:connector>
        <draw:connector draw:style-name="gr15" draw:text-style-name="P3" draw:layer="layout" draw:type="curve" svg:x1="9.019cm" svg:y1="13.97cm" svg:x2="4.739cm" svg:y2="12.179cm" draw:start-shape="id16" draw:start-glue-point="1" draw:end-shape="id15" draw:end-glue-point="1" svg:d="m9019 13970c0-1342-4280-447-4280-1791">
          <text:p/>
        </draw:connector>
        <draw:line draw:style-name="gr10" draw:text-style-name="P3" xml:id="id18" draw:id="id18" draw:layer="layout" svg:x1="13.02cm" svg:y1="12.143cm" svg:x2="16.789cm" svg:y2="12.143cm">
          <text:p/>
        </draw:line>
        <draw:line draw:style-name="gr11" draw:text-style-name="P3" xml:id="id19" draw:id="id19" draw:layer="layout" svg:x1="17.3cm" svg:y1="13.934cm" svg:x2="21.069cm" svg:y2="13.934cm">
          <text:p/>
        </draw:line>
        <draw:connector draw:style-name="gr12" draw:text-style-name="P3" draw:layer="layout" draw:type="curve" svg:x1="16.789cm" svg:y1="12.143cm" svg:x2="17.3cm" svg:y2="13.934cm" draw:start-shape="id18" draw:start-glue-point="1" draw:end-shape="id19" draw:end-glue-point="3" svg:d="m16789 12143c0 1344 511 449 511 1791">
          <text:p/>
        </draw:connector>
        <draw:line draw:style-name="gr13" draw:text-style-name="P3" xml:id="id20" draw:id="id20" draw:layer="layout" svg:x1="20.215cm" svg:y1="15.759cm" svg:x2="23.984cm" svg:y2="15.759cm">
          <text:p/>
        </draw:line>
        <draw:connector draw:style-name="gr14" draw:text-style-name="P3" draw:layer="layout" draw:type="curve" svg:x1="19.184cm" svg:y1="13.934cm" svg:x2="20.215cm" svg:y2="15.759cm" draw:start-shape="id19" draw:start-glue-point="0" draw:end-shape="id20" draw:end-glue-point="3" svg:d="m19184 13934c0 1369 1031 457 1031 1825">
          <text:p/>
        </draw:connector>
        <draw:connector draw:style-name="gr14" draw:text-style-name="P3" draw:layer="layout" draw:type="curve" svg:x1="23.984cm" svg:y1="15.759cm" svg:x2="19.184cm" svg:y2="13.934cm" draw:start-shape="id20" draw:start-glue-point="1" draw:end-shape="id19" draw:end-glue-point="0" svg:d="m23984 15759c0-1368-4800-456-4800-1825">
          <text:p/>
        </draw:connector>
        <draw:connector draw:style-name="gr15" draw:text-style-name="P3" draw:layer="layout" draw:type="curve" svg:x1="21.069cm" svg:y1="13.934cm" svg:x2="19.184cm" svg:y2="13.934cm" draw:start-shape="id19" draw:start-glue-point="1" draw:end-shape="id19" draw:end-glue-point="0" svg:d="m21069 13934c0-1312-1885-1312-1885 0">
          <text:p/>
        </draw:connector>
        <draw:frame draw:style-name="gr16" draw:text-style-name="P9" draw:layer="layout" svg:width="4.151cm" svg:height="1.454cm" svg:x="3.68cm" svg:y="10.725cm">
          <draw:text-box>
            <text:p><text:span text:style-name="T13">dir1: Call F1</text:span></text:p>
            <text:p><text:span text:style-name="T13"><text:s text:c="8"/></text:span><text:span text:style-name="T13">ra = dir1 + 4</text:span></text:p>
          </draw:text-box>
        </draw:frame>
        <draw:frame draw:style-name="gr17" draw:text-style-name="P11" draw:layer="layout" svg:width="1.571cm" svg:height="0.725cm" svg:x="5.702cm" svg:y="13.218cm">
          <draw:text-box>
            <text:p text:style-name="P10"><text:span text:style-name="T14">F1</text:span></text:p>
          </draw:text-box>
        </draw:frame>
        <draw:frame draw:style-name="gr18" draw:text-style-name="P11" draw:layer="layout" svg:width="1.571cm" svg:height="0.725cm" svg:x="11.879cm" svg:y="15.513cm">
          <draw:text-box>
            <text:p text:style-name="P10"><text:span text:style-name="T14">F2</text:span></text:p>
          </draw:text-box>
        </draw:frame>
        <draw:frame draw:style-name="gr16" draw:text-style-name="P9" draw:layer="layout" svg:width="4.151cm" svg:height="1.454cm" svg:x="4.211cm" svg:y="14.439cm">
          <draw:text-box>
            <text:p><text:span text:style-name="T13">dir2: Call F2</text:span></text:p>
            <text:p><text:span text:style-name="T13"><text:s text:c="8"/></text:span><text:span text:style-name="T13">ra = dir2 + 4</text:span></text:p>
          </draw:text-box>
        </draw:frame>
        <draw:frame draw:style-name="gr19" draw:text-style-name="P9" draw:layer="layout" svg:width="4.151cm" svg:height="1.199cm" svg:x="9.597cm" svg:y="13.714cm">
          <draw:text-box>
            <text:p><text:span text:style-name="T14">ret:</text:span><text:span text:style-name="T13"> ra = dir1 + 4</text:span></text:p>
            <text:p><text:span text:style-name="T13"><text:s text:c="5"/></text:span><text:span text:style-name="T13">PC = dir2 + 4</text:span></text:p>
          </draw:text-box>
        </draw:frame>
        <draw:frame draw:style-name="gr16" draw:text-style-name="P9" draw:layer="layout" svg:width="4.151cm" svg:height="1.454cm" svg:x="15.281cm" svg:y="10.725cm">
          <draw:text-box>
            <text:p><text:span text:style-name="T13">dir1: Call F1</text:span></text:p>
            <text:p><text:span text:style-name="T13"><text:s text:c="8"/></text:span><text:span text:style-name="T13">ra = dir1 + 4</text:span></text:p>
          </draw:text-box>
        </draw:frame>
        <draw:frame draw:style-name="gr17" draw:text-style-name="P11" draw:layer="layout" svg:width="1.571cm" svg:height="0.725cm" svg:x="17.63cm" svg:y="13.107cm">
          <draw:text-box>
            <text:p text:style-name="P10"><text:span text:style-name="T14">F1</text:span></text:p>
          </draw:text-box>
        </draw:frame>
        <draw:frame draw:style-name="gr18" draw:text-style-name="P11" draw:layer="layout" svg:width="1.571cm" svg:height="0.725cm" svg:x="23.88cm" svg:y="15.513cm">
          <draw:text-box>
            <text:p text:style-name="P10"><text:span text:style-name="T14">F2</text:span></text:p>
          </draw:text-box>
        </draw:frame>
        <draw:frame draw:style-name="gr16" draw:text-style-name="P9" draw:layer="layout" svg:width="4.151cm" svg:height="1.454cm" svg:x="16.212cm" svg:y="14.439cm">
          <draw:text-box>
            <text:p><text:span text:style-name="T13">dir2: Call F2</text:span></text:p>
            <text:p><text:span text:style-name="T13"><text:s text:c="8"/></text:span><text:span text:style-name="T13">ra = dir2 + 4</text:span></text:p>
          </draw:text-box>
        </draw:frame>
        <draw:frame draw:style-name="gr19" draw:text-style-name="P9" draw:layer="layout" svg:width="4.151cm" svg:height="1.199cm" svg:x="21.171cm" svg:y="13.818cm">
          <draw:text-box>
            <text:p><text:span text:style-name="T14">ret:</text:span><text:span text:style-name="T13"> ra = dir2 + 4</text:span></text:p>
            <text:p><text:span text:style-name="T13"><text:s text:c="5"/></text:span><text:span text:style-name="T13">PC = dir2 + 4 </text:span></text:p>
          </draw:text-box>
        </draw:frame>
        <draw:frame draw:style-name="gr19" draw:text-style-name="P9" draw:layer="layout" svg:width="4.151cm" svg:height="1.199cm" svg:x="7.198cm" svg:y="12.014cm">
          <draw:text-box>
            <text:p><text:span text:style-name="T14">ret:</text:span><text:span text:style-name="T13"> ra = dir1 + 4</text:span></text:p>
            <text:p><text:span text:style-name="T13"><text:s text:c="6"/></text:span><text:span text:style-name="T13">PC= dir1 + 4</text:span></text:p>
          </draw:text-box>
        </draw:frame>
        <draw:frame draw:style-name="gr19" draw:text-style-name="P9" draw:layer="layout" svg:width="4.151cm" svg:height="1.199cm" svg:x="19.799cm" svg:y="12.015cm">
          <draw:text-box>
            <text:p><text:span text:style-name="T14">ret:</text:span><text:span text:style-name="T13"> ra = dir2 + 4</text:span></text:p>
            <text:p><text:span text:style-name="T13"><text:s text:c="6"/></text:span><text:span text:style-name="T13">PC= dir2 + 4</text:span></text:p>
          </draw:text-box>
        </draw:frame>
        <draw:frame draw:style-name="gr20" draw:layer="layout" svg:width="5.289cm" svg:height="0.962cm" svg:x="5.401cm" svg:y="17.543cm">
          <draw:text-box>
            <text:p>Almacenando ra </text:p>
          </draw:text-box>
        </draw:frame>
        <draw:frame draw:style-name="gr20" draw:layer="layout" svg:width="5.289cm" svg:height="0.962cm" svg:x="15.402cm" svg:y="17.543cm">
          <draw:text-box>
            <text:p>Sin almacenar ra </text:p>
          </draw:text-box>
        </draw:frame>
      </draw:page>
      <draw:page draw:name="page2" draw:style-name="dp1" draw:master-page-name="Default">
        <draw:frame draw:style-name="gr21" draw:text-style-name="P1" draw:layer="layout" svg:width="5.691cm" svg:height="4.979cm" svg:x="7.04cm" svg:y="8.716cm">
          <draw:text-box>
            <text:p><text:span text:style-name="T2"/></text:p>
            <text:p><text:span text:style-name="T2">for(loop = 0; loop </text:span><text:span text:style-name="T15">==</text:span><text:span text:style-name="T2"> 10; loop++){</text:span></text:p>
            <text:p><text:span text:style-name="T16"><text:tab/></text:span><text:span text:style-name="T16">278:</text:span><text:span text:style-name="T16"><text:tab/></text:span><text:span text:style-name="T16">mvi r1,0</text:span></text:p>
            <text:p><text:span text:style-name="T16"><text:tab/></text:span><text:span text:style-name="T16">27c:</text:span><text:span text:style-name="T16"><text:tab/></text:span><text:span text:style-name="T16">sb (sp+43),r1</text:span></text:p>
            <text:p><text:span text:style-name="T16"><text:s/></text:span><text:span text:style-name="T16"><text:tab/></text:span><text:span text:style-name="T16">280:</text:span><text:span text:style-name="T16"><text:tab/></text:span><text:span text:style-name="T16">bi </text:span><text:span text:style-name="T17">290</text:span><text:span text:style-name="T16"> </text:span></text:p>
            <text:p><text:span text:style-name="T16"><text:tab/></text:span><text:span text:style-name="T7">284</text:span><text:span text:style-name="T16">:</text:span><text:span text:style-name="T16"><text:tab/></text:span><text:span text:style-name="T16">lbu r1,(sp+43)</text:span></text:p>
            <text:p><text:span text:style-name="T16"><text:tab/></text:span><text:span text:style-name="T16">288:</text:span><text:span text:style-name="T16"><text:tab/></text:span><text:span text:style-name="T16">addi r1,r1,1</text:span></text:p>
            <text:p><text:span text:style-name="T16"><text:s/></text:span><text:span text:style-name="T16"><text:tab/></text:span><text:span text:style-name="T16">28c:</text:span><text:span text:style-name="T16"><text:tab/></text:span><text:span text:style-name="T16">sb (sp+43),r1</text:span></text:p>
            <text:p><text:span text:style-name="T16"><text:tab/></text:span><text:span text:style-name="T17">290</text:span><text:span text:style-name="T16">:</text:span><text:span text:style-name="T16"><text:tab/></text:span><text:span text:style-name="T16">lbu r1,(sp+43)</text:span></text:p>
            <text:p><text:span text:style-name="T16"><text:s/></text:span><text:span text:style-name="T16"><text:tab/></text:span><text:span text:style-name="T16">294:</text:span><text:span text:style-name="T16"><text:tab/></text:span><text:span text:style-name="T16">cmpei r1,r1,</text:span><text:span text:style-name="T15">10</text:span></text:p>
            <text:p><text:span text:style-name="T16"><text:s/></text:span><text:span text:style-name="T16"><text:tab/></text:span><text:span text:style-name="T16">298:</text:span><text:span text:style-name="T16"><text:tab/></text:span><text:span text:style-name="T15">bne</text:span><text:span text:style-name="T16"> r1,r0,</text:span><text:span text:style-name="T7">284</text:span><text:span text:style-name="T2"> </text:span></text:p>
            <text:p><text:span text:style-name="T2">}</text:span></text:p>
          </draw:text-box>
        </draw:frame>
        <draw:frame draw:style-name="gr21" draw:text-style-name="P1" draw:layer="layout" svg:width="5.841cm" svg:height="4.585cm" svg:x="12.294cm" svg:y="9.121cm">
          <draw:text-box>
            <text:p><text:span text:style-name="T2"><text:s text:c="2"/></text:span><text:span text:style-name="T2">for(loop = 0; loop </text:span><text:span text:style-name="T15">&lt;</text:span><text:span text:style-name="T18"> </text:span><text:span text:style-name="T2">10; loop++){</text:span></text:p>
            <text:p><text:span text:style-name="T16"><text:s/></text:span><text:span text:style-name="T16"><text:tab/></text:span><text:span text:style-name="T16">29c:</text:span><text:span text:style-name="T16"><text:tab/></text:span><text:span text:style-name="T16">mvi r1,0</text:span></text:p>
            <text:p><text:span text:style-name="T16"><text:s/></text:span><text:span text:style-name="T16"><text:tab/></text:span><text:span text:style-name="T16">2a0:</text:span><text:span text:style-name="T16"><text:tab/></text:span><text:span text:style-name="T16">sb (sp+43),r1</text:span></text:p>
            <text:p><text:span text:style-name="T16"><text:s/></text:span><text:span text:style-name="T16"><text:tab/></text:span><text:span text:style-name="T16">2a4:</text:span><text:span text:style-name="T16"><text:tab/></text:span><text:span text:style-name="T16">bi </text:span><text:span text:style-name="T17">2b4</text:span><text:span text:style-name="T16"> </text:span></text:p>
            <text:p><text:span text:style-name="T16"><text:s/></text:span><text:span text:style-name="T16"><text:tab/></text:span><text:span text:style-name="T7">2a8</text:span><text:span text:style-name="T16">:</text:span><text:span text:style-name="T16"><text:tab/></text:span><text:span text:style-name="T16">lbu r1,(sp+43)</text:span></text:p>
            <text:p><text:span text:style-name="T16"><text:s/></text:span><text:span text:style-name="T16"><text:tab/></text:span><text:span text:style-name="T16">2ac:</text:span><text:span text:style-name="T16"><text:tab/></text:span><text:span text:style-name="T16">addi r1,r1,1</text:span></text:p>
            <text:p><text:span text:style-name="T16"><text:s/></text:span><text:span text:style-name="T16"><text:tab/></text:span><text:span text:style-name="T16">2b0:</text:span><text:span text:style-name="T16"><text:tab/></text:span><text:span text:style-name="T16">sb (sp+43),r1</text:span></text:p>
            <text:p><text:span text:style-name="T16"><text:s/></text:span><text:span text:style-name="T16"><text:tab/></text:span><text:span text:style-name="T17">2b4</text:span><text:span text:style-name="T16">:</text:span><text:span text:style-name="T16"><text:tab/></text:span><text:span text:style-name="T16">lbu r2,(sp+43)</text:span></text:p>
            <text:p><text:span text:style-name="T16"><text:s/></text:span><text:span text:style-name="T16"><text:tab/></text:span><text:span text:style-name="T16">2b8:</text:span><text:span text:style-name="T16"><text:tab/></text:span><text:span text:style-name="T16">mvi r1,</text:span><text:span text:style-name="T15">9</text:span></text:p>
            <text:p><text:span text:style-name="T16"><text:s/></text:span><text:span text:style-name="T16"><text:tab/></text:span><text:span text:style-name="T16">2bc:</text:span><text:span text:style-name="T16"><text:tab/></text:span><text:span text:style-name="T19">bgeu</text:span><text:span text:style-name="T16"> r1,r2,</text:span><text:span text:style-name="T7">2a8</text:span></text:p>
            <text:p><text:span text:style-name="T2"><text:s text:c="2"/></text:span><text:span text:style-name="T2">}</text:span></text:p>
          </draw:text-box>
        </draw:frame>
        <draw:frame draw:style-name="gr21" draw:text-style-name="P1" draw:layer="layout" svg:width="5.847cm" svg:height="4.585cm" svg:x="17.77cm" svg:y="9.098cm">
          <draw:text-box>
            <text:p><text:span text:style-name="T2"><text:s text:c="2"/></text:span><text:span text:style-name="T2">for(loop = 0; loop &gt; 10; loop++){</text:span></text:p>
            <text:p><text:span text:style-name="T16"><text:s/></text:span><text:span text:style-name="T16"><text:tab/></text:span><text:span text:style-name="T16">2c0:</text:span><text:span text:style-name="T16"><text:tab/></text:span><text:span text:style-name="T16">mvi r1,0</text:span></text:p>
            <text:p><text:span text:style-name="T16"><text:s/></text:span><text:span text:style-name="T16"><text:tab/></text:span><text:span text:style-name="T16">2c4:</text:span><text:span text:style-name="T16"><text:tab/></text:span><text:span text:style-name="T16">sb (sp+43),r1</text:span></text:p>
            <text:p><text:span text:style-name="T16"><text:s/></text:span><text:span text:style-name="T16"><text:tab/></text:span><text:span text:style-name="T16">2c8:</text:span><text:span text:style-name="T16"><text:tab/></text:span><text:span text:style-name="T16">bi </text:span><text:span text:style-name="T17">2d8</text:span><text:span text:style-name="T16"> </text:span></text:p>
            <text:p><text:span text:style-name="T16"><text:s/></text:span><text:span text:style-name="T16"><text:tab/></text:span><text:span text:style-name="T7">2cc</text:span><text:span text:style-name="T16">:</text:span><text:span text:style-name="T16"><text:tab/></text:span><text:span text:style-name="T16">lbu r1,(sp+43)</text:span></text:p>
            <text:p><text:span text:style-name="T16"><text:s/></text:span><text:span text:style-name="T16"><text:tab/></text:span><text:span text:style-name="T16">2d0:</text:span><text:span text:style-name="T16"><text:tab/></text:span><text:span text:style-name="T16">addi r1,r1,1</text:span></text:p>
            <text:p><text:span text:style-name="T16"><text:s/></text:span><text:span text:style-name="T16"><text:tab/></text:span><text:span text:style-name="T16">2d4:</text:span><text:span text:style-name="T16"><text:tab/></text:span><text:span text:style-name="T16">sb (sp+43),r1</text:span></text:p>
            <text:p><text:span text:style-name="T16"><text:s/></text:span><text:span text:style-name="T16"><text:tab/></text:span><text:span text:style-name="T17">2d8</text:span><text:span text:style-name="T16">:</text:span><text:span text:style-name="T16"><text:tab/></text:span><text:span text:style-name="T16">lbu r1,(sp+43)</text:span></text:p>
            <text:p><text:span text:style-name="T16"><text:tab/></text:span><text:span text:style-name="T16">2dc:</text:span><text:span text:style-name="T16"><text:tab/></text:span><text:span text:style-name="T16">cmpgui r1,r1,</text:span><text:span text:style-name="T19">0xa</text:span></text:p>
            <text:p><text:span text:style-name="T16"><text:tab/></text:span><text:span text:style-name="T16">2e0:</text:span><text:span text:style-name="T16"><text:tab/></text:span><text:span text:style-name="T19">bne</text:span><text:span text:style-name="T16"> r1,r0,</text:span><text:span text:style-name="T7">2cc</text:span><text:span text:style-name="T16"> </text:span></text:p>
            <text:p><text:span text:style-name="T2"><text:s text:c="2"/></text:span><text:span text:style-name="T2">}</text:span></text:p>
          </draw:text-box>
        </draw:frame>
        <draw:custom-shape draw:style-name="gr22" draw:text-style-name="P3" xml:id="id21" draw:id="id21" draw:layer="layout" svg:width="16.2cm" svg:height="0.454cm" svg:x="7.302cm" svg:y="10.3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22" draw:id="id22" draw:layer="layout" svg:width="16.27cm" svg:height="0.454cm" svg:x="7.329cm" svg:y="11.9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23" draw:id="id23" draw:layer="layout" svg:width="16.246cm" svg:height="0.454cm" svg:x="7.328cm" svg:y="12.7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24" draw:id="id24" draw:layer="layout" svg:width="16.199cm" svg:height="0.435cm" svg:x="7.328cm" svg:y="10.8cm">
          <text:p/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23.502cm" svg:y1="10.573cm" svg:x2="23.599cm" svg:y2="12.172cm" draw:start-shape="id21" draw:start-glue-point="1" draw:end-shape="id22" draw:end-glue-point="1" svg:d="m23502 10573h598v1599h-501">
          <text:p/>
        </draw:connector>
        <draw:connector draw:style-name="gr8" draw:text-style-name="P3" draw:layer="layout" svg:x1="7.328cm" svg:y1="12.971cm" svg:x2="7.328cm" svg:y2="11.017cm" draw:start-shape="id23" draw:start-glue-point="3" draw:end-shape="id24" draw:end-glue-point="3" svg:d="m7328 12971h-502v-1954h502">
          <text:p/>
        </draw:connector>
        <draw:frame draw:style-name="gr24" draw:text-style-name="P12" draw:layer="layout" svg:width="3.072cm" svg:height="1.194cm" svg:x="3.897cm" svg:y="11.24cm">
          <draw:text-box>
            <text:p><text:span text:style-name="T16">Salta si la condi-</text:span></text:p>
            <text:p><text:span text:style-name="T16">ción se cumple</text:span></text:p>
          </draw:text-box>
        </draw:frame>
        <draw:frame draw:style-name="gr24" draw:text-style-name="P12" draw:layer="layout" svg:width="2.839cm" svg:height="1.194cm" svg:x="24.197cm" svg:y="10.84cm">
          <draw:text-box>
            <text:p><text:span text:style-name="T16">Salta a evaluar</text:span></text:p>
            <text:p><text:span text:style-name="T16">La condición</text:span></text:p>
          </draw:text-box>
        </draw:frame>
        <draw:frame draw:style-name="gr25" draw:text-style-name="P12" draw:layer="layout" svg:width="4.219cm" svg:height="0.648cm" svg:x="8.706cm" svg:y="13.66cm">
          <draw:text-box>
            <text:p><text:span text:style-name="T16">Salta si no es igual a 10</text:span></text:p>
          </draw:text-box>
        </draw:frame>
        <draw:frame draw:style-name="gr25" draw:text-style-name="P12" draw:layer="layout" svg:width="4.905cm" svg:height="0.648cm" svg:x="13.707cm" svg:y="13.66cm">
          <draw:text-box>
            <text:p><text:span text:style-name="T16">Salta si es mayor o igual a 9</text:span></text:p>
          </draw:text-box>
        </draw:frame>
        <draw:frame draw:style-name="gr25" draw:text-style-name="P12" draw:layer="layout" svg:width="4.219cm" svg:height="0.648cm" svg:x="19.708cm" svg:y="13.66cm">
          <draw:text-box>
            <text:p><text:span text:style-name="T16">Salta si no es igual a 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08:04:22</meta:creation-date>
    <dc:date>2012-07-12T22:35:14</dc:date>
    <meta:editing-duration>PT3H30M50S</meta:editing-duration>
    <meta:editing-cycles>77</meta:editing-cycles>
    <meta:generator>LibreOffice/3.5$Linux_x86 LibreOffice_project/350m1$Build-2</meta:generator>
    <meta:document-statistic meta:object-count="67"/>
  </office:meta>
</office:document-meta>
</file>